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officeooo:rsid="00044376" officeooo:paragraph-rsid="00044376"/>
    </style:style>
    <style:style style:name="P2" style:family="paragraph" style:parent-style-name="Standard">
      <style:paragraph-properties fo:text-align="justify" style:justify-single-word="false"/>
      <style:text-properties officeooo:rsid="00056ff5" officeooo:paragraph-rsid="00056ff5"/>
    </style:style>
    <style:style style:name="P3" style:family="paragraph" style:parent-style-name="Standard">
      <style:paragraph-properties fo:text-align="justify" style:justify-single-word="false"/>
      <style:text-properties officeooo:rsid="00066a86" officeooo:paragraph-rsid="00066a86"/>
    </style:style>
    <style:style style:name="P4" style:family="paragraph" style:parent-style-name="Standard">
      <style:paragraph-properties fo:text-align="justify" style:justify-single-word="false"/>
      <style:text-properties officeooo:rsid="00066a86" officeooo:paragraph-rsid="000bb194"/>
    </style:style>
    <style:style style:name="P5" style:family="paragraph" style:parent-style-name="Standard">
      <style:paragraph-properties fo:text-align="justify" style:justify-single-word="false"/>
      <style:text-properties officeooo:rsid="0006c86d" officeooo:paragraph-rsid="0006c86d"/>
    </style:style>
    <style:style style:name="P6" style:family="paragraph" style:parent-style-name="Standard">
      <style:paragraph-properties fo:text-align="justify" style:justify-single-word="false"/>
      <style:text-properties officeooo:rsid="0006c86d" officeooo:paragraph-rsid="000bb194"/>
    </style:style>
    <style:style style:name="P7" style:family="paragraph" style:parent-style-name="Standard">
      <style:paragraph-properties fo:text-align="justify" style:justify-single-word="false"/>
      <style:text-properties officeooo:rsid="00071986" officeooo:paragraph-rsid="00071986"/>
    </style:style>
    <style:style style:name="P8" style:family="paragraph" style:parent-style-name="Standard">
      <style:text-properties officeooo:rsid="00086538" officeooo:paragraph-rsid="00086538"/>
    </style:style>
    <style:style style:name="P9" style:family="paragraph" style:parent-style-name="Standard">
      <style:paragraph-properties fo:text-align="justify" style:justify-single-word="false"/>
      <style:text-properties officeooo:rsid="00086538" officeooo:paragraph-rsid="00086538"/>
    </style:style>
    <style:style style:name="P10" style:family="paragraph" style:parent-style-name="Standard">
      <style:paragraph-properties fo:text-align="justify" style:justify-single-word="false"/>
      <style:text-properties fo:font-size="18pt" fo:font-weight="bold" officeooo:rsid="00071986" officeooo:paragraph-rsid="00071986" style:font-size-asian="18pt" style:font-weight-asian="bold" style:font-size-complex="18pt" style:font-weight-complex="bold"/>
    </style:style>
    <style:style style:name="P11" style:family="paragraph" style:parent-style-name="Standard">
      <style:text-properties officeooo:rsid="000a5c1d" officeooo:paragraph-rsid="000a5c1d"/>
    </style:style>
    <style:style style:name="P12" style:family="paragraph" style:parent-style-name="Standard">
      <style:paragraph-properties fo:text-align="justify" style:justify-single-word="false"/>
      <style:text-properties officeooo:rsid="000a5c1d" officeooo:paragraph-rsid="000a5c1d"/>
    </style:style>
    <style:style style:name="P13" style:family="paragraph" style:parent-style-name="Standard">
      <style:text-properties officeooo:rsid="000a5c1d" officeooo:paragraph-rsid="000bb194"/>
    </style:style>
    <style:style style:name="P14" style:family="paragraph" style:parent-style-name="Standard">
      <style:text-properties officeooo:rsid="000bb194" officeooo:paragraph-rsid="000bb194"/>
    </style:style>
    <style:style style:name="P15" style:family="paragraph" style:parent-style-name="Standard">
      <style:paragraph-properties fo:text-align="justify" style:justify-single-word="false"/>
      <style:text-properties officeooo:rsid="000bb194" officeooo:paragraph-rsid="000bb194"/>
    </style:style>
    <style:style style:name="P16" style:family="paragraph" style:parent-style-name="Standard">
      <style:text-properties fo:font-size="12pt" fo:font-weight="normal" officeooo:rsid="000a5c1d" officeooo:paragraph-rsid="000bb194" style:font-size-asian="12pt" style:font-weight-asian="normal" style:font-size-complex="12pt" style:font-weight-complex="normal"/>
    </style:style>
    <style:style style:name="P17" style:family="paragraph" style:parent-style-name="Standard">
      <style:text-properties fo:font-size="12pt" fo:font-weight="normal" officeooo:rsid="000bb194" officeooo:paragraph-rsid="000bb194"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weight="bold" officeooo:rsid="0006c86d" officeooo:paragraph-rsid="000bb194" style:font-weight-asian="bold" style:font-weight-complex="bold"/>
    </style:style>
    <style:style style:name="P19" style:family="paragraph" style:parent-style-name="Standard">
      <style:paragraph-properties fo:text-align="justify" style:justify-single-word="false"/>
      <style:text-properties fo:font-weight="bold" officeooo:rsid="0006c86d" officeooo:paragraph-rsid="0006c86d" style:font-weight-asian="bold" style:font-weight-complex="bold"/>
    </style:style>
    <style:style style:name="P20" style:family="paragraph" style:parent-style-name="Standard">
      <style:paragraph-properties fo:text-align="justify" style:justify-single-word="false"/>
      <style:text-properties fo:font-style="italic" fo:font-weight="normal" officeooo:rsid="00066a86" officeooo:paragraph-rsid="000bb194" style:font-style-asian="italic" style:font-weight-asian="normal" style:font-style-complex="italic" style:font-weight-complex="normal"/>
    </style:style>
    <style:style style:name="P21" style:family="paragraph" style:parent-style-name="Standard">
      <style:paragraph-properties fo:text-align="justify" style:justify-single-word="false"/>
      <style:text-properties fo:font-style="italic" officeooo:paragraph-rsid="00044376" style:font-style-asian="italic" style:font-style-complex="italic"/>
    </style:style>
    <style:style style:name="P22" style:family="paragraph" style:parent-style-name="Standard">
      <style:paragraph-properties fo:text-align="justify" style:justify-single-word="false"/>
      <style:text-properties officeooo:paragraph-rsid="00044376"/>
    </style:style>
    <style:style style:name="P23" style:family="paragraph" style:parent-style-name="Standard">
      <style:paragraph-properties fo:text-align="justify" style:justify-single-word="false"/>
      <style:text-properties officeooo:rsid="000d1416" officeooo:paragraph-rsid="000d1416"/>
    </style:style>
    <style:style style:name="T1" style:family="text">
      <style:text-properties officeooo:rsid="00044376"/>
    </style:style>
    <style:style style:name="T2" style:family="text">
      <style:text-properties officeooo:rsid="00071986"/>
    </style:style>
    <style:style style:name="T3" style:family="text">
      <style:text-properties officeooo:rsid="000a5c1d"/>
    </style:style>
    <style:style style:name="T4" style:family="text">
      <style:text-properties officeooo:rsid="000bb194"/>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weight="normal" officeooo:rsid="000bb194" style:font-size-asian="12pt" style:font-weight-asian="normal" style:font-size-complex="12pt" style:font-weight-complex="normal"/>
    </style:style>
    <style:style style:name="T7" style:family="text">
      <style:text-properties fo:font-weight="bold" style:font-weight-asian="bold" style:font-weight-complex="bold"/>
    </style:style>
    <style:style style:name="T8" style:family="text">
      <style:text-properties fo:font-weight="bold" officeooo:rsid="000bb194"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Growing conditions</text:p>
      <text:p text:style-name="P7"/>
      <text:p text:style-name="P9"><text:span text:style-name="T3">From: </text:span><text:a xlink:type="simple" xlink:href="http://www.eolss.net/sample-chapters/c10/e1-05a-32-00.pdf">http://www.eolss.net/sample-chapters/c10/e1-05a-32-00.pdf</text:a> </text:p>
      <text:p text:style-name="P9"/>
      <text:p text:style-name="P9">Coffee is a plantation crop adapted to tropical highlands for C. Araboca and to lowlands for C. canephora. They require a well distributed annual rainfall, a dy season not exceeding give months, and an annual temperature between 15 – 30 C. Coffee is a well adapted plantation crop to different eco-physiological conditions of tropical highlands (Arabica) and lowlands (Robusta). </text:p>
      <text:p text:style-name="P9"/>
      <text:p text:style-name="P9">Arabica coffee requires an elevation between 1,200 and 2,200 above sea level at the equator, but the optimal altitude can be less at higher altitudes. Arabica coffee is cultivated between 25 N and 25 S, ranging from more inclined subtropical areas to tropical regions with greater elevations as far at the temperature requirements (15 – 30 C) are fulfilled. Robusta coffee, consequent to its central African origin, is best adapted to less elevated hot and humid forest of tropical regions. The crop is preferably grown between 15 N and 12 S in flat areas and elevations between 300 and 800 m. </text:p>
      <text:p text:style-name="P9"/>
      <text:p text:style-name="P12">Arabica coffee is well adapted to cooler temperatures and needs more than seven months of rainy season and high temperatures for an abundant differentiation of flower buds; it tolerates drought when grown in deep soils. The optimal mean annual temperature ranges from 18-20 C. Temperatures above 23 accelerate the development and ripening of fruits and can provoke loss of physical and beverage quality. High temperatures above 30C during the blossoming associated with a prolonged dry season may cause abortion of flowers. </text:p>
      <text:p text:style-name="P12"/>
      <text:p text:style-name="P12">For C. canephora (Robusta and Conilon) coffees the optimum annual mean temperature ranges from 22 to 30 C. The crop is better adapted to higher temperatures than Arabica coffee. These coffee varieties grow successfully under high air humidity conditions approaching saturation. They tolerate less humid sites, provided the dry season is short. It is generally considered that the best amount of rainfall for Arabica coffee is between 1,400 and 2,400 mm, though a range between 800 and 4200 mm remains acceptable. It is important that the rains are well distributed over the season or are continuous for about 7-8 months. The nature of the rainy season in terms of length and intensity of the rains is a key ecological factor determining the interval between flowering and seed maturation. Likewise, when the annual rainfall exceeds 3,000 m, leaf diseases from funal infections develop more easily. </text:p>
      <text:p text:style-name="P8"/>
      <text:p text:style-name="P11">Arabica optimum temperature 15-24° C, optimal rainfall 1500-2000 mm, optimum altitude 1500-2000 mm. Robusta optimum temperature 24-30° C, optimal rainfall 2000-3000 mm, optimal altitude 0-700.</text:p>
      <text:p text:style-name="P11"/>
      <text:p text:style-name="P11">- See more at: <text:a xlink:type="simple" xlink:href="http://www.ico.org/botanical.asp?section=About_Coffee#sthash.BNRF5n0Q.dpuf">http://www.ico.org/botanical.asp?section=About_Coffee#sthash.BNRF5n0Q.dpuf</text:a> </text:p>
      <text:p text:style-name="P11"/>
      <text:p text:style-name="P14">Other resources:</text:p>
      <text:p text:style-name="P14">- <text:a xlink:type="simple" xlink:href="http://lib.gen.in/938a0101b0086ec6c0d7a827e8767d8d.pdf">http://lib.gen.in/938a0101b0086ec6c0d7a827e8767d8d.pdf</text:a> </text:p>
      <text:p text:style-name="P13"><text:span text:style-name="T5">- Ecophysiological constraints on the production of shaded and unshaded coffee: a review, </text:span><text:span text:style-name="T6">by Fabio M. <text:s text:c="2"/>DaMatta (</text:span><text:a xlink:type="simple" xlink:href="../../../Downloads/coffee2004aFCR.pdf"><text:span text:style-name="T6">file:///home/kees/Downloads/coffee2004aFCR.pdf</text:span></text:a><text:span text:style-name="T6">)</text:span></text:p>
      <text:p text:style-name="P16"><text:span text:style-name="T4">- </text:span><text:a xlink:type="simple" xlink:href="http://link.springer.com/article/10.1023/A:1010603320653"><text:span text:style-name="T4">http://link.springer.com/article/10.1023/A:1010603320653</text:span></text:a><text:span text:style-name="T4"> </text:span></text:p>
      <text:p text:style-name="P16"><text:span text:style-name="T4">- </text:span><text:a xlink:type="simple" xlink:href="http://link.springer.com/article/10.1023/A:1013372403359"><text:span text:style-name="T4">http://link.springer.com/article/10.1023/A:1013372403359</text:span></text:a></text:p>
      <text:p text:style-name="P17">- <text:a xlink:type="simple" xlink:href="http://www.scielo.br/scielo.php?pid=S1677-04202007000400014&amp;script=sci_arttext&amp;tlng=es">http://www.scielo.br/scielo.php?pid=S1677-04202007000400014&amp;script=sci_arttext&amp;tlng=es</text:a></text:p>
      <text:p text:style-name="P17">- <text:a xlink:type="simple" xlink:href="http://link.springer.com/article/10.1007/s10457-005-3744-y">http://link.springer.com/article/10.1007/s10457-005-3744-y</text:a></text:p>
      <text:p text:style-name="P17">- <text:a xlink:type="simple" xlink:href="http://www.scielo.br/scielo.php?pid=S1677-04202006000100006&amp;script=sci_arttext&amp;tlng=es">http://www.scielo.br/scielo.php?pid=S1677-04202006000100006&amp;script=sci_arttext&amp;tlng=es</text:a></text:p>
      <text:p text:style-name="P17">- <text:a xlink:type="simple" xlink:href="http://www.sciencedirect.com/science/article/pii/0168192386900523">http://www.sciencedirect.com/science/article/pii/0168192386900523</text:a> </text:p>
      <text:p text:style-name="P10"><text:soft-page-break/>Pests</text:p>
      <text:p text:style-name="P1"/>
      <text:p text:style-name="P22"/>
      <text:p text:style-name="P21"><text:span text:style-name="T1">Walter: Coffee Pests, Diseases and their Management:</text:span></text:p>
      <text:p text:style-name="P22"/>
      <text:p text:style-name="P1">… While cold temperatures (&lt; 7 C), especially associated with wide diurnal fluctuations, can produce a malformation of shoots known as 'hot ad cold' disease. Robusta grows best under warmer conditions typical of the lowland tropics. It is less tolerant to cool temperatures (&lt; 10C is damaging).</text:p>
      <text:p text:style-name="P1"/>
      <text:p text:style-name="P3">Even a small increase in temperature is likely to result in an increase in rust severity on coffee grown at high altitudes.</text:p>
      <text:p text:style-name="P3"/>
      <text:p text:style-name="P2">Kirkpatrick (1935) studied the climate within a coffee plantation n the highlands of Kenya... Slopes and hollows tend to raise the daytime air temperature within the crop, but valleys and hollows are colder than flat ground at night. Shade, as might be expected, lowers both air and soil temperature during the day, but tends to raise it during the night, and crucially, the temperature of the leaf surface is considerably lowered under shade and the relative humidity raised during the day, but this difference is reversed at night. </text:p>
      <text:p text:style-name="P2"/>
      <text:p text:style-name="P3">The microclimate in coffee plantations grown under shade trees can be very different from that in full-sun plantations. The main effects are: (i) altered temperature and light intensity; and (ii) reduced wind velocity. Shade trees have the effect of decreasing the maximum temperature and raising the minimum temperature. This may be important in protecting the coffee blush at high altitudes, for instance where there are large diurnal variations in air temperature that can induce 'hot and cold' disease. Temperatures at the top of the coffee canopy may be as much as 7 C lower during the day and 3 C higher at night in shaded coffee compared to open-field sites. Shading also protects coffee trees from frost damage. </text:p>
      <text:p text:style-name="P3"/>
      <text:p text:style-name="P3">Reddy, K.B. and Bhat, P.K (1989). Effect of relative humidity and temperature on the biotic agents of green scale Coccus viridis (Green). Journal of Coffee Research (19), 82-87. </text:p>
      <text:p text:style-name="P3"/>
      <text:p text:style-name="P3">From: <text:a xlink:type="simple" xlink:href="https://www.plantvillage.com/en/topics/coffee/infos/diseases_and_pests_description_uses_propagation">https://www.plantvillage.com/en/topics/coffee/infos/diseases_and_pests_description_uses_propagation</text:a></text:p>
      <text:p text:style-name="P3"/>
      <text:p text:style-name="P3">Coffee plants grow best in warm, humid environments. Arabica coffee varieties grow best at temperatures between 18 and 22°C (64–72°F), while Robusta coffee grows best in slightly warmer temperatures of 22–26°C (72–79°F). The plants do not tolerate cold and freezing temperatures will kill the leaves instantly. The plants can grow in a wide range of soils but generally prefer a deep, well-draining loam with a pH between 5 and 6. </text:p>
      <text:p text:style-name="P3"/>
      <text:p text:style-name="P5">From <text:a xlink:type="simple" xlink:href="http://www.ctahr.hawaii.edu/oc/freepubs/pdf/RES-156.pdf">http://www.ctahr.hawaii.edu/oc/freepubs/pdf/RES-156.pdf</text:a></text:p>
      <text:p text:style-name="P5"/>
      <text:p text:style-name="P18"><text:span text:style-name="T4">1. <text:s/></text:span>M. konaensis</text:p>
      <text:p text:style-name="P6"><text:span text:style-name="T4">D</text:span>evelops and survives best at approximately 24 C. Above this temperature mortaility increases rapidly.</text:p>
      <text:p text:style-name="P5"/>
      <text:p text:style-name="P18"><text:span text:style-name="T4">2. <text:s/></text:span>American leaf sport. </text:p>
      <text:p text:style-name="P6">The disease is not severe in sun-exposed coffee, except in areas with overcast skies, light rains in the afternoon, and temperatures below 23 C. Shaded coffee is the most severely affected by this pathogen.</text:p>
      <text:p text:style-name="P5"/>
      <text:p text:style-name="P19"><text:soft-page-break/><text:span text:style-name="T4">3. <text:s/></text:span>Koleroga.</text:p>
      <text:p text:style-name="P5">Koleroga or web blight is casued by Ceratobasidium koleroga(Cke). This pathogen is aggressive on shaded coffee durnig warm, humid weather (27 to 30 and 100% RH)</text:p>
      <text:p text:style-name="P5"/>
      <text:p text:style-name="P19"><text:span text:style-name="T4">4. <text:s/></text:span>Cercospora leaf spot.</text:p>
      <text:p text:style-name="P5">Mancha de hierro (iron spot) is the descriptive name for this disease in Central American coffee producing regions. This disease is severe in low-elevation Central American coffee farms which have high daily average temperature and relative humidity. The fungus sporulates abundantly on leaf lesions and disease berries during nocturnal periods of high humidity and temperatures of 25C.</text:p>
      <text:p text:style-name="P5"/>
      <text:p text:style-name="P6"><text:span text:style-name="T8">5. <text:s/></text:span><text:span text:style-name="T7">Anthracnose.</text:span> </text:p>
      <text:p text:style-name="P6">Dark brown lesions are common on the surface of infected grean beans. High incidence of anthracnose is common during prolonge<text:span text:style-name="T4">d</text:span> wet periods with temperatures above 27C. </text:p>
      <text:p text:style-name="P5"/>
      <text:p text:style-name="P6"><text:span text:style-name="T8">6. <text:s/></text:span><text:span text:style-name="T7">Pink disease. </text:span></text:p>
      <text:p text:style-name="P6">The disease is prevalent in Costa Rica on sun-exposed coffee plantings at intermediate elevations from 900 to 1200m during continuously wet periods and relatively mild temperatures from 20 to 25 C.</text:p>
      <text:p text:style-name="P5"/>
      <text:p text:style-name="P5"><text:span text:style-name="T8">7. </text:span><text:span text:style-name="T7">Coffee Rust. </text:span><text:span text:style-name="T2">The spores of this fungus germinate and infect coffee leaves when optimal temperatures of 21 C coincide with 6 to 8 hour periods of leaf wetness. The rainy season of Cental America extends from June through November with optimal conditions for infection prevailing at nigh in coffee producing areas at elevations from 800 to 900 m. At elevations above 1000 to 1500 m, the night temperatures are below 15 C and at elevations lower than 700 m they are above 28 C, too low or too high for germination. </text:span></text:p>
      <text:p text:style-name="P5"/>
      <text:p text:style-name="P20">Rust transmission and infection</text:p>
      <text:p text:style-name="P4">When the spores reach a leaf, they attach to the surface using the spines on their rough side. In order for the spores to germinate, they require the presence of liquid water on the leaves and a temperature of 17 to 25°C (62.6 to 77°F), with 22°C (71.6°F) being optimal.</text:p>
      <text:p text:style-name="P5"/>
      <text:p text:style-name="P15">Other resources:</text:p>
      <text:p text:style-name="P23">- <text:a xlink:type="simple" xlink:href="http://www.theguardian.com/environment/2014/mar/30/latin-america-climate-change-coffee-crops-rust-fungus-threat-hemileaia-vastatrix">http://www.theguardian.com/environment/2014/mar/30/latin-america-climate-change-coffee-crops-rust-fungus-threat-hemileaia-vastatrix</text:a></text:p>
      <text:p text:style-name="P23">- <text:a xlink:type="simple" xlink:href="http://www.sciencedirect.com/science/article/pii/S0261219411003024">http://www.sciencedirect.com/science/article/pii/S0261219411003024</text:a></text:p>
      <text:p text:style-name="P23">- <text:a xlink:type="simple" xlink:href="http://en.wikipedia.org/wiki/List_of_coffee_diseases">http://en.wikipedia.org/wiki/List_of_coffee_diseases</text:a></text:p>
      <text:p text:style-name="P23">- <text:a xlink:type="simple" xlink:href="http://sustainability.thomsonreuters.com/2014/03/04/climate-change-linked-coffee-disease-destroys-crops-jobs-wages-central-america/">http://sustainability.thomsonreuters.com/2014/03/04/climate-change-linked-coffee-disease-destroys-crops-jobs-wages-central-america/</text:a></text:p>
      <text:p text:style-name="P23"><text:a xlink:type="simple" xlink:href="http://www.cabdirect.org/abstracts/20093174630.html;jsessionid=0E74636D1F4B3CD20B0C68771B1CEFA2">http://www.cabdirect.org/abstracts/20093174630.html;jsessionid=0E74636D1F4B3CD20B0C68771B1CEFA2</text:a> </text:p>
      <text:p text:style-name="P23">- Agroforestry management as an adaptive strategy against potential microclimate extremes in coffee agriculture, Brenda B. Lin. <text:a xlink:type="simple" xlink:href="../../../Downloads/Lin%20AgForMet%202007.pdf">file:///home/kees/Downloads/Lin%20AgForMet%202007.pdf</text:a></text:p>
      <text:p text:style-name="P23">- <text:a xlink:type="simple" xlink:href="http://pubs.acs.org/doi/abs/10.1021/jf980468%2B">http://pubs.acs.org/doi/abs/10.1021/jf980468%2B</text:a></text:p>
      <text:p text:style-name="P23">- <text:a xlink:type="simple" xlink:href="http://www.sciencedirect.com/science/article/pii/S0956713503001439">http://www.sciencedirect.com/science/article/pii/S0956713503001439</text:a></text:p>
      <text:p text:style-name="P23">- <text:a xlink:type="simple" xlink:href="http://jxb.oxfordjournals.org/content/41/9/1167.short">http://jxb.oxfordjournals.org/content/41/9/1167.short</text:a></text:p>
      <text:p text:style-name="P23">-http://onlinelibrary.wiley.com/doi/10.1046/j.1523-1739.2002.00499.x/abstract;jsessionid=CF8D8E6364133BB4D0F5C5C927530322.f02t02?deniedAccessCustomisedMessage=&amp;userIsAuthenticated=false </text:p>
      <text:p text:style-name="P23">http://onlinelibrary.wiley.com/doi/10.1111/j.1570-7458.1994.tb01787.x/abstract?deniedAccessCustomisedMessage=&amp;userIsAuthenticated=fa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9T11:23:24.294089052</meta:creation-date>
    <dc:date>2014-06-19T14:10:45.200294147</dc:date>
    <meta:editing-duration>PT13M19S</meta:editing-duration>
    <meta:editing-cycles>1</meta:editing-cycles>
    <meta:document-statistic meta:table-count="0" meta:image-count="0" meta:object-count="0" meta:page-count="3" meta:paragraph-count="54" meta:word-count="1229" meta:character-count="9241" meta:non-whitespace-character-count="8037"/>
    <meta:generator>LibreOffice/4.2.3.3$Linux_X86_64 LibreOffice_project/420m0$Build-3</meta:generator>
  </office:meta>
</office:document-meta>
</file>